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b7253" officeooo:paragraph-rsid="001b7253"/>
    </style:style>
    <style:style style:name="P2" style:family="paragraph" style:parent-style-name="Standard">
      <style:text-properties officeooo:rsid="001b7253" officeooo:paragraph-rsid="001b7253"/>
    </style:style>
    <style:style style:name="P3" style:family="paragraph" style:parent-style-name="Standard">
      <style:text-properties officeooo:rsid="001ba252" officeooo:paragraph-rsid="001d5e1f"/>
    </style:style>
    <style:style style:name="P4" style:family="paragraph" style:parent-style-name="Standard">
      <style:text-properties officeooo:rsid="001d5e1f" officeooo:paragraph-rsid="001d5e1f"/>
    </style:style>
    <style:style style:name="P5" style:family="paragraph" style:parent-style-name="Text_20_body">
      <style:text-properties officeooo:rsid="001e27f1" officeooo:paragraph-rsid="001e27f1"/>
    </style:style>
    <style:style style:name="P6" style:family="paragraph" style:parent-style-name="Text_20_body">
      <style:text-properties officeooo:rsid="001e7ab2" officeooo:paragraph-rsid="001e7ab2"/>
    </style:style>
    <style:style style:name="P7" style:family="paragraph" style:parent-style-name="Text_20_body">
      <style:text-properties officeooo:rsid="0020495c" officeooo:paragraph-rsid="0020495c"/>
    </style:style>
    <style:style style:name="P8" style:family="paragraph" style:parent-style-name="Heading_20_1" style:list-style-name=""/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text-properties officeooo:paragraph-rsid="00213a9b"/>
    </style:style>
    <style:style style:name="P11" style:family="paragraph" style:parent-style-name="Standard">
      <style:text-properties officeooo:rsid="001ca82f" officeooo:paragraph-rsid="001ca82f"/>
    </style:style>
    <style:style style:name="T1" style:family="text">
      <style:text-properties officeooo:rsid="001b7253"/>
    </style:style>
    <style:style style:name="T2" style:family="text">
      <style:text-properties officeooo:rsid="001d5e1f"/>
    </style:style>
    <style:style style:name="T3" style:family="text">
      <style:text-properties officeooo:rsid="001ca82f"/>
    </style:style>
    <style:style style:name="T4" style:family="text">
      <style:text-properties officeooo:rsid="001e9068"/>
    </style:style>
    <style:style style:name="T5" style:family="text">
      <style:text-properties officeooo:rsid="0020495c"/>
    </style:style>
    <style:style style:name="T6" style:family="text">
      <style:text-properties officeooo:rsid="00206e7d"/>
    </style:style>
    <style:style style:name="T7" style:family="text">
      <style:text-properties officeooo:rsid="0021b1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ftware <text:span text:style-name="T6">D</text:span>esign <text:span text:style-name="T6">D</text:span>ocument</text:p>
      <text:h text:style-name="Heading_20_1" text:outline-level="1"><text:span text:style-name="T1">A</text:span>rchitecture design: <text:span text:style-name="T6">3 layers</text:span></text:h>
      <text:p text:style-name="P5">Microkernel, <text:span text:style-name="T4">fastest </text:span>filesystem, <text:span text:style-name="T4">with or no </text:span>GUI, <text:span text:style-name="T4">or GUI on web</text:span></text:p>
      <text:h text:style-name="Heading_20_2" text:outline-level="2"><text:s/>Kernel <text:span text:style-name="T6">(memory manager)</text:span></text:h>
      <text:p text:style-name="P1">Microkernel <text:span text:style-name="T2">with </text:span>virtual machines <text:span text:style-name="T5">written in C and Assembly</text:span></text:p>
      <text:h text:style-name="Heading_20_2" text:outline-level="2"><text:s/>File System <text:span text:style-name="T6">(persistent)</text:span></text:h>
      <text:p text:style-name="P6">Audit fs, <text:span text:style-name="T5">fault safe</text:span></text:p>
      <text:h text:style-name="Heading_20_2" text:outline-level="2"><text:s/>Graphic User Interface <text:span text:style-name="T6">(interaction)</text:span></text:h>
      <text:p text:style-name="P7">Osjs, nodered, jupyter notebook, <text:span text:style-name="T6">and </text:span>MyOpenLab </text:p>
      <text:h text:style-name="Heading_20_1" text:outline-level="1"><text:span text:style-name="T1">I</text:span>nterface design: <text:span text:style-name="T6">fast, easy to use, and remote</text:span></text:h>
      <text:p text:style-name="P1">Commandline interface, GUI, ssh <text:span text:style-name="T2">or Web interface</text:span></text:p>
      <text:h text:style-name="Heading_20_1" text:outline-level="1"><text:span text:style-name="T6">Backward compatiable</text:span>: <text:span text:style-name="T6">windows</text:span></text:h>
      <text:p text:style-name="P2"><text:span text:style-name="T6">On top</text:span> the OS are running virtual machine with different OS’s <text:span text:style-name="T6">for general uses</text:span>.</text:p>
      <text:h text:style-name="P8" text:outline-level="1"/>
      <text:h text:style-name="P9" text:outline-level="1"><text:span text:style-name="T6">The goal of this project</text:span></text:h>
      <text:p text:style-name="P3">More options with OS’s. It’s writing in Java. It’s <text:span text:style-name="T5">may be </text:span>secure than other OS’s. <text:span text:style-name="T3">Java is a higher programming languege than C. It’s easier for programmer to write the OS. It uses standard SDK of </text:span><text:span text:style-name="T5">J</text:span><text:span text:style-name="T3">ava </text:span><text:span text:style-name="T5">for the ecosystem</text:span><text:span text:style-name="T3">.</text:span></text:p>
      <text:h text:style-name="Heading_20_1" text:outline-level="1">How? <text:span text:style-name="T6">The way to achived it</text:span></text:h>
      <text:p text:style-name="P11"><text:span text:style-name="T2">First </text:span>Java <text:span text:style-name="T5">class </text:span>th<text:span text:style-name="T7">e</text:span>n <text:span text:style-name="T7">c</text:span><text:span text:style-name="T2">ompile to native code </text:span><text:span text:style-name="T5">for different processors.</text:span></text:p>
      <text:h text:style-name="P10" text:outline-level="1"><text:span text:style-name="T6">The final product</text:span></text:h>
      <text:p text:style-name="P4">A Java operating system <text:span text:style-name="T5">for everyon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a33d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2-15T13:02:47.404281872</meta:creation-date>
    <dc:date>2022-05-03T22:18:18.440341194</dc:date>
    <meta:editing-duration>PT38M49S</meta:editing-duration>
    <meta:editing-cycles>15</meta:editing-cycles>
    <meta:generator>LibreOffice/7.3.2.2$MacOSX_AARCH64 LibreOffice_project/49f2b1bff42cfccbd8f788c8dc32c1c309559be0</meta:generator>
    <meta:document-statistic meta:table-count="0" meta:image-count="0" meta:object-count="0" meta:page-count="2" meta:paragraph-count="19" meta:word-count="150" meta:character-count="923" meta:non-whitespace-character-count="788"/>
  </office:meta>
</office:document-meta>
</file>